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stom Customer Logo</text:h>
      <text:p text:style-name="Standard">To create custom logo, first we have to provide the logo file into "&lt;repository folder&gt;/frontend/src/assets" after frontend build it will go into "&lt;repository&gt;/FarmOrder/app/assets" or directly into "&lt;wwwRoot&gt;/app/assets" folder after the deploy on the server.</text:p>
      <text:p text:style-name="Standard"/>
      <text:p text:style-name="Standard">Logo can be different for each customer. To set it go into Customer table in database and set it for example "assets/genius_fom.png". If logo is not set for the particular customer, the default logo is "assets/genius_fom.png".</text:p>
      <text:p text:style-name="Standard"/>
      <text:h text:style-name="Heading_20_1" text:outline-level="1">Custom Customer CSS</text:h>
      <text:p text:style-name="Text_20_body">Right now we have to create the theme before the application build. To add new customer theme its required to create it in the "&lt;repository folder&gt;/frontend/src/assets/farms-theme.scss" file. Its extension of the css, so all things that work in css will work here. Documentation: <text:a xlink:type="simple" xlink:href="https://sass-lang.com/documentation/file.SASS_REFERENCE.html" text:style-name="Internet_20_link" text:visited-style-name="Visited_20_Internet_20_Link">https://sass-lang.com/documentation/file.SASS_REFERENCE.html</text:a></text:p>
      <text:p text:style-name="Text_20_body">To use particular theme, go to the Customer table and set in column "CssFilePath" the name of the css theme, for example already defined "profisol-theme". It should take effect after relog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</meta:editing-duration>
    <meta:editing-cycles>5</meta:editing-cycles>
    <meta:generator>OpenOffice/4.1.5$Win32 OpenOffice.org_project/415m1$Build-9789</meta:generator>
    <dc:date>2018-10-10T20:43:17.97</dc:date>
    <meta:document-statistic meta:table-count="0" meta:image-count="0" meta:object-count="0" meta:page-count="1" meta:paragraph-count="6" meta:word-count="151" meta:character-count="1057"/>
    <meta:user-defined meta:name="Info 1"/>
    <meta:user-defined meta:name="Info 2"/>
    <meta:user-defined meta:name="Info 3"/>
    <meta:user-defined meta:name="Info 4"/>
  </office:meta>
</office:document-meta>
</file>